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35.75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3.64mm"/>
    </style:style>
    <style:style style:name="co7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fff2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0a65d"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a65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solusi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019" table:default-cell-style-name="ce1"/>
        <table:table-row table:style-name="ro1">
          <table:table-cell office:value-type="string" calcext:value-type="string">
            <text:p>Kata</text:p>
          </table:table-cell>
          <table:table-cell office:value-type="string" calcext:value-type="string">
            <text:p>1 kata</text:p>
          </table:table-cell>
          <table:table-cell office:value-type="string" calcext:value-type="string">
            <text:p>2 kata</text:p>
          </table:table-cell>
          <table:table-cell office:value-type="string" calcext:value-type="string">
            <text:p>3 kata</text:p>
          </table:table-cell>
          <table:table-cell office:value-type="string" calcext:value-type="string">
            <text:p>4 kat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ku</text:p>
          </table:table-cell>
          <table:table-cell table:number-matrix-columns-spanned="1" table:number-matrix-rows-spanned="20" table:formula="of:=IFERROR(VLOOKUP([.$A$2:.$A$21];IF(LEN([.$A$2:.$A$21])-LEN(SUBSTITUTE([.$A$2:.$A$21];&quot; &quot;;&quot;&quot;))=COLUMN()-2;[.$A$2:.$A$21];&quot;&quot;);1;0);&quot;&quot;)" office:value-type="string" office:string-value="buku" calcext:value-type="string">
            <text:p>buku</text:p>
          </table:table-cell>
          <table:table-cell table:number-matrix-columns-spanned="1" table:number-matrix-rows-spanned="20" table:formula="of:=IFERROR(VLOOKUP([.$A$2:.$A$21];IF(LEN([.$A$2:.$A$21])-LEN(SUBSTITUTE([.$A$2:.$A$21];&quot; &quot;;&quot;&quot;))=COLUMN()-2;[.$A$2:.$A$21];&quot;&quot;);1;0);&quot;&quot;)">
            <text:p/>
          </table:table-cell>
          <table:table-cell table:number-matrix-columns-spanned="1" table:number-matrix-rows-spanned="20" table:formula="of:=IFERROR(VLOOKUP([.$A$2:.$A$21];IF(LEN([.$A$2:.$A$21])-LEN(SUBSTITUTE([.$A$2:.$A$21];&quot; &quot;;&quot;&quot;))=COLUMN()-2;[.$A$2:.$A$21];&quot;&quot;);1;0);&quot;&quot;)">
            <text:p/>
          </table:table-cell>
          <table:table-cell table:number-matrix-columns-spanned="1" table:number-matrix-rows-spanned="20" table:formula="of:=IFERROR(VLOOKUP([.$A$2:.$A$21];IF(LEN([.$A$2:.$A$21])-LEN(SUBSTITUTE([.$A$2:.$A$21];&quot; &quot;;&quot;&quot;))=COLUMN()-2;[.$A$2:.$A$21];&quot;&quot;);1;0);&quot;&quot;)"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ta kunci</text:p>
          </table:table-cell>
          <table:table-cell>
            <text:p/>
          </table:table-cell>
          <table:table-cell office:value-type="string" office:string-value="kata kunci" calcext:value-type="string">
            <text:p>kata kunci</text:p>
          </table:table-cell>
          <table:table-cell>
            <text:p/>
          </table:table-cell>
          <table:table-cell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ku tuluis</text:p>
          </table:table-cell>
          <table:table-cell>
            <text:p/>
          </table:table-cell>
          <table:table-cell office:value-type="string" office:string-value="buku tuluis" calcext:value-type="string">
            <text:p>buku tuluis</text:p>
          </table:table-cell>
          <table:table-cell>
            <text:p/>
          </table:table-cell>
          <table:table-cell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karang</text:p>
          </table:table-cell>
          <table:table-cell office:value-type="string" office:string-value="sekarang" calcext:value-type="string">
            <text:p>sekarang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tah kapan lagi</text:p>
          </table:table-cell>
          <table:table-cell>
            <text:p/>
          </table:table-cell>
          <table:table-cell>
            <text:p/>
          </table:table-cell>
          <table:table-cell office:value-type="string" office:string-value="entah kapan lagi" calcext:value-type="string">
            <text:p>entah kapan lagi</text:p>
          </table:table-cell>
          <table:table-cell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 kata</text:p>
          </table:table-cell>
          <table:table-cell>
            <text:p/>
          </table:table-cell>
          <table:table-cell office:value-type="string" office:string-value="satu kata" calcext:value-type="string">
            <text:p>satu kata</text:p>
          </table:table-cell>
          <table:table-cell>
            <text:p/>
          </table:table-cell>
          <table:table-cell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i tiga kata</text:p>
          </table:table-cell>
          <table:table-cell>
            <text:p/>
          </table:table-cell>
          <table:table-cell>
            <text:p/>
          </table:table-cell>
          <table:table-cell office:value-type="string" office:string-value="ini tiga kata" calcext:value-type="string">
            <text:p>ini tiga kata</text:p>
          </table:table-cell>
          <table:table-cell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lau yang ini empa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string" office:string-value="kalau yang ini empat" calcext:value-type="string">
            <text:p>kalau yang ini empat</text:p>
          </table:table-cell>
          <table:table-cell table:number-columns-repeated="1019"/>
        </table:table-row>
        <table:table-row table:style-name="ro1">
          <table:table-cell table:style-name="ce2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1019"/>
        </table:table-row>
        <table:table-row table:style-name="ro1">
          <table:table-cell table:style-name="ce2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1019"/>
        </table:table-row>
        <table:table-row table:style-name="ro1">
          <table:table-cell table:style-name="ce2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1019"/>
        </table:table-row>
        <table:table-row table:style-name="ro1">
          <table:table-cell table:style-name="ce2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1019"/>
        </table:table-row>
        <table:table-row table:style-name="ro1">
          <table:table-cell table:style-name="ce2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1019"/>
        </table:table-row>
        <table:table-row table:style-name="ro1">
          <table:table-cell table:style-name="ce2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1019"/>
        </table:table-row>
        <table:table-row table:style-name="ro1">
          <table:table-cell table:style-name="ce2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1019"/>
        </table:table-row>
        <table:table-row table:style-name="ro1">
          <table:table-cell table:style-name="ce2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1019"/>
        </table:table-row>
        <table:table-row table:style-name="ro1">
          <table:table-cell table:style-name="ce2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1019"/>
        </table:table-row>
        <table:table-row table:style-name="ro1">
          <table:table-cell table:style-name="ce2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1019"/>
        </table:table-row>
        <table:table-row table:style-name="ro1">
          <table:table-cell table:style-name="ce2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1019"/>
        </table:table-row>
        <table:table-row table:style-name="ro1">
          <table:table-cell table:style-name="ce2"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usi 2" table:style-name="ta2">
        <office:forms form:automatic-focus="false" form:apply-design-mode="false"/>
        <table:table-column table:style-name="co6" table:default-cell-style-name="ce2"/>
        <table:table-column table:style-name="co7" table:number-columns-repeated="4" table:default-cell-style-name="Default"/>
        <table:table-column table:style-name="co5" table:number-columns-repeated="4" table:default-cell-style-name="Default"/>
        <table:table-row table:style-name="ro1">
          <table:table-cell table:style-name="ce3" office:value-type="string" calcext:value-type="string">
            <text:p>Kata</text:p>
          </table:table-cell>
          <table:table-cell table:style-name="ce4" office:value-type="string" calcext:value-type="string">
            <text:p>1 kata</text:p>
          </table:table-cell>
          <table:table-cell table:style-name="ce4" office:value-type="string" calcext:value-type="string">
            <text:p>2 kata</text:p>
          </table:table-cell>
          <table:table-cell table:style-name="ce4" office:value-type="string" calcext:value-type="string">
            <text:p>3 kata</text:p>
          </table:table-cell>
          <table:table-cell table:style-name="ce4" office:value-type="string" calcext:value-type="string">
            <text:p>4 k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ku</text:p>
          </table:table-cell>
          <table:table-cell table:number-matrix-columns-spanned="1" table:number-matrix-rows-spanned="20" table:formula="of:=IFERROR(INDEX([.$A$2:.$A$21];SMALL(IF(LEN([.$A$2:.$A$21])-LEN(SUBSTITUTE([.$A$2:.$A$21];&quot; &quot;;&quot;&quot;))=COLUMN()-2;ROW([.$B$2:.$B$21])-ROW([.$B$1]);&quot;&quot;);ROW()-1));&quot;&quot;)" office:value-type="string" office:string-value="buku" calcext:value-type="string">
            <text:p>buku</text:p>
          </table:table-cell>
          <table:table-cell table:number-matrix-columns-spanned="1" table:number-matrix-rows-spanned="20" table:formula="of:=IFERROR(INDEX([.$A$2:.$A$21];SMALL(IF(LEN([.$A$2:.$A$21])-LEN(SUBSTITUTE([.$A$2:.$A$21];&quot; &quot;;&quot;&quot;))=COLUMN()-2;ROW([.$B$2:.$B$21])-ROW([.$B$1]);&quot;&quot;);ROW()-1));&quot;&quot;)" office:value-type="string" office:string-value="kata kunci" calcext:value-type="string">
            <text:p>kata kunci</text:p>
          </table:table-cell>
          <table:table-cell table:number-matrix-columns-spanned="1" table:number-matrix-rows-spanned="20" table:formula="of:=IFERROR(INDEX([.$A$2:.$A$21];SMALL(IF(LEN([.$A$2:.$A$21])-LEN(SUBSTITUTE([.$A$2:.$A$21];&quot; &quot;;&quot;&quot;))=COLUMN()-2;ROW([.$B$2:.$B$21])-ROW([.$B$1]);&quot;&quot;);ROW()-1));&quot;&quot;)" office:value-type="string" office:string-value="entah kapan lagi" calcext:value-type="string">
            <text:p>entah kapan lagi</text:p>
          </table:table-cell>
          <table:table-cell table:number-matrix-columns-spanned="1" table:number-matrix-rows-spanned="20" table:formula="of:=IFERROR(INDEX([.$A$2:.$A$21];SMALL(IF(LEN([.$A$2:.$A$21])-LEN(SUBSTITUTE([.$A$2:.$A$21];&quot; &quot;;&quot;&quot;))=COLUMN()-2;ROW([.$B$2:.$B$21])-ROW([.$B$1]);&quot;&quot;);ROW()-1));&quot;&quot;)" office:value-type="string" office:string-value="kalau yang ini empat" calcext:value-type="string">
            <text:p>kalau yang ini empat</text:p>
          </table:table-cell>
          <table:table-cell table:number-matrix-columns-spanned="1" table:number-matrix-rows-spanned="20" table:formula="of:=LEN([.A2:.A21])-LEN(SUBSTITUTE([.A2:.A21];&quot; &quot;;&quot;&quot;))" office:value-type="float" office:value="0" calcext:value-type="float">
            <text:p>0</text:p>
          </table:table-cell>
          <table:table-cell table:number-matrix-columns-spanned="1" table:number-matrix-rows-spanned="20" table:formula="of:=ROW([.A2:.A21])-ROW([.A1])" office:value-type="float" office:value="1" calcext:value-type="float">
            <text:p>1</text:p>
          </table:table-cell>
          <table:table-cell table:formula="of:=IF([.F2]=0;[.G2];&quot;&quot;)" office:value-type="float" office:value="1" calcext:value-type="float">
            <text:p>1</text:p>
          </table:table-cell>
          <table:table-cell table:number-matrix-columns-spanned="1" table:number-matrix-rows-spanned="20" table:formula="of:=SMALL(IF([.F2:.F21]=0;[.G2:.G21];&quot;&quot;);ROW()-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a kunci</text:p>
          </table:table-cell>
          <table:table-cell office:value-type="string" office:string-value="sekarang" calcext:value-type="string">
            <text:p>sekarang</text:p>
          </table:table-cell>
          <table:table-cell office:value-type="string" office:string-value="buku tuluis" calcext:value-type="string">
            <text:p>buku tuluis</text:p>
          </table:table-cell>
          <table:table-cell office:value-type="string" office:string-value="ini tiga kata" calcext:value-type="string">
            <text:p>ini tiga kata</text:p>
          </table:table-cell>
          <table:table-cell office:value-type="string" office:string-value="ini contoh empat kata" calcext:value-type="string">
            <text:p>ini contoh empat ka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F3]=0;[.G3];&quot;&quot;)"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ku tuluis</text:p>
          </table:table-cell>
          <table:table-cell office:value-type="string" office:string-value="satu_kata_saja" calcext:value-type="string">
            <text:p>satu_kata_saja</text:p>
          </table:table-cell>
          <table:table-cell office:value-type="string" office:string-value="satu kata" calcext:value-type="string">
            <text:p>satu kata</text:p>
          </table:table-cell>
          <table:table-cell office:value-type="string" office:string-value="saya suka menggambar" calcext:value-type="string">
            <text:p>saya suka menggambar</text:p>
          </table:table-cell>
          <table:table-cell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F4]=0;[.G4];&quot;&quot;)">
            <text:p/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ekarang</text:p>
          </table:table-cell>
          <table:table-cell office:value-type="float" office:value="0" calcext:value-type="float">
            <text:p/>
          </table:table-cell>
          <table:table-cell>
            <text:p/>
          </table:table-cell>
          <table:table-cell office:value-type="string" office:string-value="Biri-biri sangat lucu" calcext:value-type="string">
            <text:p>Biri-biri sangat lucu</text:p>
          </table:table-cell>
          <table:table-cell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F5]=0;[.G5];&quot;&quot;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ntah kapan lagi</text:p>
          </table:table-cell>
          <table:table-cell office:value-type="float" office:value="0" calcext:value-type="float"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F6]=0;[.G6];&quot;&quot;)">
            <text:p/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atu kata</text:p>
          </table:table-cell>
          <table:table-cell office:value-type="float" office:value="0" calcext:value-type="float"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[.F7]=0;[.G7];&quot;&quot;)">
            <text:p/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i tiga kata</text:p>
          </table:table-cell>
          <table:table-cell office:value-type="float" office:value="0" calcext:value-type="float"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[.F8]=0;[.G8];&quot;&quot;)">
            <text:p/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alau yang ini empat</text:p>
          </table:table-cell>
          <table:table-cell office:value-type="float" office:value="0" calcext:value-type="float"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F([.F9]=0;[.G9];&quot;&quot;)">
            <text:p/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aya suka menggambar</text:p>
          </table:table-cell>
          <table:table-cell office:value-type="float" office:value="0" calcext:value-type="float"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IF([.F10]=0;[.G10];&quot;&quot;)">
            <text:p/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iri-biri sangat lucu</text:p>
          </table:table-cell>
          <table:table-cell office:value-type="float" office:value="0" calcext:value-type="float"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[.F11]=0;[.G11];&quot;&quot;)">
            <text:p/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ni contoh empat kata</text:p>
          </table:table-cell>
          <table:table-cell office:value-type="float" office:value="0" calcext:value-type="float"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[.F12]=0;[.G12];&quot;&quot;)">
            <text:p/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tu_kata_saja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IF([.F13]=0;[.G13];&quot;&quot;)" office:value-type="float" office:value="12" calcext:value-type="float">
            <text:p>12</text:p>
          </table:table-cell>
          <table:table-cell office:value-type="string" office:string-value="" calcext:value-type="error">
            <text:p>#VALUE!</text:p>
          </table:table-cell>
        </table:table-row>
        <table:table-row table:style-name="ro1"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([.F14]=0;[.G14];&quot;&quot;)" office:value-type="float" office:value="13" calcext:value-type="float">
            <text:p>13</text:p>
          </table:table-cell>
          <table:table-cell office:value-type="string" office:string-value="" calcext:value-type="error">
            <text:p>#VALUE!</text:p>
          </table:table-cell>
        </table:table-row>
        <table:table-row table:style-name="ro1"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([.F15]=0;[.G15];&quot;&quot;)" office:value-type="float" office:value="14" calcext:value-type="float">
            <text:p>14</text:p>
          </table:table-cell>
          <table:table-cell office:value-type="string" office:string-value="" calcext:value-type="error">
            <text:p>#VALUE!</text:p>
          </table:table-cell>
        </table:table-row>
        <table:table-row table:style-name="ro1"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IF([.F16]=0;[.G16];&quot;&quot;)" office:value-type="float" office:value="15" calcext:value-type="float">
            <text:p>15</text:p>
          </table:table-cell>
          <table:table-cell office:value-type="string" office:string-value="" calcext:value-type="error">
            <text:p>#VALUE!</text:p>
          </table:table-cell>
        </table:table-row>
        <table:table-row table:style-name="ro1"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[.F17]=0;[.G17];&quot;&quot;)" office:value-type="float" office:value="16" calcext:value-type="float">
            <text:p>16</text:p>
          </table:table-cell>
          <table:table-cell office:value-type="string" office:string-value="" calcext:value-type="error">
            <text:p>#VALUE!</text:p>
          </table:table-cell>
        </table:table-row>
        <table:table-row table:style-name="ro1"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IF([.F18]=0;[.G18];&quot;&quot;)" office:value-type="float" office:value="17" calcext:value-type="float">
            <text:p>17</text:p>
          </table:table-cell>
          <table:table-cell office:value-type="string" office:string-value="" calcext:value-type="error">
            <text:p>#VALUE!</text:p>
          </table:table-cell>
        </table:table-row>
        <table:table-row table:style-name="ro1"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IF([.F19]=0;[.G19];&quot;&quot;)" office:value-type="float" office:value="18" calcext:value-type="float">
            <text:p>18</text:p>
          </table:table-cell>
          <table:table-cell office:value-type="string" office:string-value="" calcext:value-type="error">
            <text:p>#VALUE!</text:p>
          </table:table-cell>
        </table:table-row>
        <table:table-row table:style-name="ro1"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IF([.F20]=0;[.G20];&quot;&quot;)" office:value-type="float" office:value="19" calcext:value-type="float">
            <text:p>19</text:p>
          </table:table-cell>
          <table:table-cell office:value-type="string" office:string-value="" calcext:value-type="error">
            <text:p>#VALUE!</text:p>
          </table:table-cell>
        </table:table-row>
        <table:table-row table:style-name="ro1">
          <table:table-cell/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F([.F21]=0;[.G21];&quot;&quot;)" office:value-type="float" office:value="20" calcext:value-type="float">
            <text:p>20</text:p>
          </table:table-cell>
          <table:table-cell office:value-type="string" office:string-value="" calcext:value-type="error">
            <text:p>#VALUE!</text:p>
          </table:table-cell>
        </table:table-row>
        <table:table-row table:style-name="ro1">
          <table:table-cell table:style-name="Default"/>
          <table:table-cell table:formula="of:=FORMULA([.B2])" office:value-type="string" office:string-value="{=IFERROR(INDEX($A$2:$A$21;SMALL(IF(LEN($A$2:$A$21)-LEN(SUBSTITUTE($A$2:$A$21;&quot; &quot;;&quot;&quot;))=COLUMN()-2;ROW($B$2:$B$21)-ROW($B$1);&quot;&quot;);ROW()-1));&quot;&quot;)}" calcext:value-type="string">
            <text:p>{=IFERROR(INDEX($A$2:$A$21;SMALL(IF(LEN($A$2:$A$21)-LEN(SUBSTITUTE($A$2:$A$21;" ";""))=COLUMN()-2;ROW($B$2:$B$21)-ROW($B$1);"");ROW()-1));"")}</text:p>
          </table:table-cell>
          <table:table-cell table:number-columns-repeated="7"/>
        </table:table-row>
      </table:table>
      <table:named-expressions>
        <table:named-expression table:name="47463267" table:base-cell-address="$'solusi 1'.$B$6" table:expression="#REF!"/>
        <table:named-expression table:name="47479474" table:base-cell-address="$'solusi 1'.$B$11" table:expression="#REF!"/>
        <table:named-expression table:name="new-answer" table:base-cell-address="$'solusi 1'.$B$15" table:expression="#REF!"/>
        <table:named-expression table:name="tos" table:base-cell-address="$'solusi 1'.$B$22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id" number:country="ID">
      <number:text>Rp</number:text>
      <number:number number:decimal-places="0" loext:min-decimal-places="0" number:min-integer-digits="1" number:grouping="true"/>
      <number:text> </number:text>
    </number:number-style>
    <number:number-style style:name="N10105" number:language="id" number:country="ID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105P0"/>
    </number:number-style>
    <number:number-style style:name="N10106P0" style:volatile="true" number:language="id" number:country="ID">
      <number:text>Rp</number:text>
      <number:number number:decimal-places="0" loext:min-decimal-places="0" number:min-integer-digits="1" number:grouping="true"/>
      <number:text> </number:text>
    </number:number-style>
    <number:number-style style:name="N10106" number:language="id" number:country="ID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106P0"/>
    </number:number-style>
    <number:number-style style:name="N10108P0" style:volatile="true" number:language="id" number:country="ID">
      <number:text>Rp</number:text>
      <number:number number:decimal-places="2" loext:min-decimal-places="2" number:min-integer-digits="1" number:grouping="true"/>
      <number:text> </number:text>
    </number:number-style>
    <number:number-style style:name="N10108" number:language="id" number:country="ID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id" number:country="ID">
      <number:text>Rp</number:text>
      <number:number number:decimal-places="2" loext:min-decimal-places="2" number:min-integer-digits="1" number:grouping="true"/>
      <number:text> </number:text>
    </number:number-style>
    <number:number-style style:name="N10109" number:language="id" number:country="ID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10111" number:language="id" number:country="ID">
      <number:day number:style="long"/>
      <number:text>-</number:text>
      <number:month number:textual="true"/>
    </number:date-style>
    <number:date-style style:name="N10112" number:language="id" number:country="ID">
      <number:month number:textual="true"/>
      <number:text>-</number:text>
      <number:year/>
    </number:date-style>
    <number:time-style style:name="N10113" number:language="id" number:country="ID">
      <number:hours/>
      <number:text>:</number:text>
      <number:minutes number:style="long"/>
      <number:text> </number:text>
      <number:am-pm/>
    </number:time-style>
    <number:time-style style:name="N10114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d" number:country="ID">
      <number:hours/>
      <number:text>:</number:text>
      <number:minutes number:style="long"/>
    </number:time-style>
    <number:time-style style:name="N10116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10117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id" number:country="ID">
      <number:number number:decimal-places="0" loext:min-decimal-places="0" number:min-integer-digits="1" number:grouping="true"/>
      <number:text> </number:text>
    </number:number-style>
    <number:number-style style:name="N10119" number:language="id" number:country="ID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id" number:country="ID">
      <number:number number:decimal-places="0" loext:min-decimal-places="0" number:min-integer-digits="1" number:grouping="true"/>
      <number:text> </number:text>
    </number:number-style>
    <number:number-style style:name="N10120" number:language="id" number:country="ID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2P0" style:volatile="true" number:language="id" number:country="ID">
      <number:number number:decimal-places="2" loext:min-decimal-places="2" number:min-integer-digits="1" number:grouping="true"/>
      <number:text> </number:text>
    </number:number-style>
    <number:number-style style:name="N10122" number:language="id" number:country="ID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id" number:country="ID">
      <number:number number:decimal-places="2" loext:min-decimal-places="2" number:min-integer-digits="1" number:grouping="true"/>
      <number:text> </number:text>
    </number:number-style>
    <number:number-style style:name="N10123" number:language="id" number:country="ID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3P0"/>
    </number:number-style>
    <number:number-style style:name="N10127P0" style:volatile="true" number:language="id" number:country="ID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1" style:volatile="true" number:language="id" number:country="ID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7P2" style:volatile="true" number:language="id" number:country="ID">
      <loext:text> </loext:text>
      <loext:fill-character> </loext:fill-character>
      <number:text>- </number:text>
    </number:number-style>
    <number:text-style style:name="N10127" number:language="id" number:country="ID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id" number:country="ID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id" number:country="ID">
      <loext:text> R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1P2" style:volatile="true" number:language="id" number:country="ID">
      <loext:text> Rp</loext:text>
      <loext:fill-character> </loext:fill-character>
      <number:text>- </number:text>
    </number:number-style>
    <number:text-style style:name="N10131" number:language="id" number:country="ID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id" number:country="ID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5P1" style:volatile="true" number:language="id" number:country="ID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5P2" style:volatile="true" number:language="id" number:country="ID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5" number:language="id" number:country="ID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id" number:country="ID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id" number:country="ID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9P2" style:volatile="true" number:language="id" number:country="ID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id" number:country="ID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/00/0000</text:date>, <text:time style:data-style-name="N2" text:time-value="23:04:12.869779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5:45:12</meta:creation-date>
    <dc:language>id-ID</dc:language>
    <dc:date>2018-04-05T23:13:25.674111128</dc:date>
    <meta:editing-cycles>8</meta:editing-cycles>
    <meta:editing-duration>PT24M33S</meta:editing-duration>
    <meta:generator>LibreOffice/6.0.2.1$Linux_X86_64 LibreOffice_project/00m0$Build-1</meta:generator>
    <meta:document-statistic meta:table-count="2" meta:cell-count="271" meta:object-count="0"/>
  </office:meta>
</office:document-meta>
</file>